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Heading1" style:master-page-name="MP0" style:family="paragraph">
      <style:paragraph-properties fo:break-before="page" fo:text-align="center"/>
    </style:style>
    <style:style style:name="T2" style:parent-style-name="DefaultParagraphFont" style:family="text">
      <style:text-properties fo:font-weight="bold" style:font-weight-asian="bold" style:text-underline-type="single" style:text-underline-style="solid" style:text-underline-width="auto" style:text-underline-mode="continuous"/>
    </style:style>
    <style:style style:name="P3" style:parent-style-name="Heading1" style:family="paragraph">
      <style:paragraph-properties fo:text-align="center"/>
      <style:text-properties fo:font-size="12pt" style:font-size-asian="12pt" style:font-size-complex="12pt"/>
    </style:style>
    <style:style style:name="P4" style:parent-style-name="MessageHeader" style:family="paragraph">
      <style:paragraph-properties fo:text-align="start" fo:margin-left="0in" fo:text-indent="0in">
        <style:tab-stops/>
      </style:paragraph-properties>
    </style:style>
    <style:style style:name="T5" style:parent-style-name="DefaultParagraphFont" style:family="text">
      <style:text-properties fo:font-weight="bold" style:font-weight-asian="bold" style:text-underline-type="single" style:text-underline-style="solid" style:text-underline-width="auto" style:text-underline-mode="continuous"/>
    </style:style>
    <style:style style:name="T6" style:parent-style-name="DefaultParagraphFont" style:family="text">
      <style:text-properties fo:font-style="normal" style:font-style-asian="normal"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style:font-size-complex="12pt"/>
    </style:style>
    <style:style style:name="T9"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10" style:parent-style-name="DefaultParagraphFont" style:family="text">
      <style:text-properties fo:font-style="italic" style:font-style-asian="italic" style:font-size-complex="12pt"/>
    </style:style>
    <style:style style:name="T11"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12" style:parent-style-name="DefaultParagraphFont" style:family="text">
      <style:text-properties fo:font-style="italic" style:font-style-asian="italic" style:font-size-complex="12pt"/>
    </style:style>
    <style:style style:name="T13"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14" style:parent-style-name="DefaultParagraphFont" style:family="text">
      <style:text-properties fo:font-style="italic" style:font-style-asian="italic" style:font-size-complex="12pt"/>
    </style:style>
    <style:style style:name="T15"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16" style:parent-style-name="DefaultParagraphFont" style:family="text">
      <style:text-properties fo:font-style="italic" style:font-style-asian="italic" style:font-size-complex="12pt"/>
    </style:style>
    <style:style style:name="T17"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18" style:parent-style-name="DefaultParagraphFont" style:family="text">
      <style:text-properties fo:font-style="italic" style:font-style-asian="italic" style:font-size-complex="12pt"/>
    </style:style>
    <style:style style:name="T19" style:parent-style-name="DefaultParagraphFont" style:family="text">
      <style:text-properties style:font-size-complex="12pt"/>
    </style:style>
    <style:style style:name="T20" style:parent-style-name="DefaultParagraphFont" style:family="text">
      <style:text-properties fo:font-style="normal" style:font-style-asian="normal"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45" style:parent-style-name="DefaultParagraphFont" style:family="text">
      <style:text-properties fo:font-size="12pt" style:font-size-asian="12pt" style:font-size-complex="12pt"/>
    </style:style>
    <style:style style:name="P46" style:parent-style-name="ListNumber" style:family="paragraph">
      <style:text-properties fo:font-size="12pt" style:font-size-asian="12pt" style:font-size-complex="12pt"/>
    </style:style>
    <style:style style:name="P47" style:parent-style-name="Heading2" style:family="paragraph">
      <style:text-properties fo:font-size="12pt" style:font-size-asian="12pt" style:font-size-complex="12pt"/>
    </style:style>
    <style:style style:name="T48" style:parent-style-name="DefaultParagraphFont" style:family="text">
      <style:text-properties style:font-size-complex="12pt"/>
    </style:style>
    <style:style style:name="T49" style:parent-style-name="DefaultParagraphFont" style:family="text">
      <style:text-properties fo:font-style="italic" style:font-style-asian="italic" style:font-size-complex="12pt"/>
    </style:style>
    <style:style style:name="T50" style:parent-style-name="DefaultParagraphFont" style:family="text">
      <style:text-properties style:font-size-complex="12pt"/>
    </style:style>
    <style:style style:name="P51" style:parent-style-name="ListNumber" style:family="paragraph">
      <style:text-properties fo:font-size="12pt" style:font-size-asian="12pt" style:font-size-complex="12pt"/>
    </style:style>
    <style:style style:name="P52" style:parent-style-name="Normal" style:family="paragraph">
      <style:text-properties style:font-size-complex="12pt"/>
    </style:style>
    <style:style style:name="T53" style:parent-style-name="DefaultParagraphFont" style:family="text">
      <style:text-properties fo:font-style="normal" style:font-style-asian="normal" fo:font-size="12pt" style:font-size-asian="12pt" style:font-size-complex="12pt"/>
    </style:style>
    <style:style style:name="T54" style:parent-style-name="DefaultParagraphFont" style:family="text">
      <style:text-properties fo:font-size="12pt" style:font-size-asian="12pt" style:font-size-complex="12pt"/>
    </style:style>
    <style:style style:name="P55" style:parent-style-name="Normal" style:family="paragraph">
      <style:text-properties style:font-size-complex="12pt"/>
    </style:style>
    <style:style style:name="P56" style:parent-style-name="ListNumber" style:family="paragraph">
      <style:text-properties fo:font-size="12pt" style:font-size-asian="12pt" style:font-size-complex="12pt"/>
    </style:style>
    <style:style style:name="P57" style:parent-style-name="Normal" style:family="paragraph">
      <style:text-properties style:font-size-complex="12pt"/>
    </style:style>
    <style:style style:name="T58" style:parent-style-name="DefaultParagraphFont" style:family="text">
      <style:text-properties style:font-size-complex="12pt"/>
    </style:style>
    <style:style style:name="T59" style:parent-style-name="DefaultParagraphFont" style:family="text">
      <style:text-properties fo:font-style="italic" style:font-style-asian="italic" style:font-size-complex="12pt"/>
    </style:style>
    <style:style style:name="T60" style:parent-style-name="DefaultParagraphFont" style:family="text">
      <style:text-properties style:font-size-complex="12pt"/>
    </style:style>
    <style:style style:name="T61" style:parent-style-name="DefaultParagraphFont" style:family="text">
      <style:text-properties style:font-size-complex="12pt" style:text-underline-type="single" style:text-underline-style="solid" style:text-underline-width="auto" style:text-underline-mode="continuous"/>
    </style:style>
    <style:style style:name="T62" style:parent-style-name="DefaultParagraphFont" style:family="text">
      <style:text-properties style:font-size-complex="12pt"/>
    </style:style>
    <style:style style:name="T63" style:parent-style-name="DefaultParagraphFont" style:family="text">
      <style:text-properties style:font-size-complex="12pt" style:text-underline-type="single" style:text-underline-style="solid" style:text-underline-width="auto" style:text-underline-mode="continuous"/>
    </style:style>
    <style:style style:name="T64" style:parent-style-name="DefaultParagraphFont" style:family="text">
      <style:text-properties style:font-size-complex="12pt"/>
    </style:style>
    <style:style style:name="T65" style:parent-style-name="DefaultParagraphFont" style:family="text">
      <style:text-properties fo:font-style="normal" style:font-style-asian="normal"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tyle="normal" style:font-style-asian="normal"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ListNumber" style:family="paragraph">
      <style:text-properties fo:font-size="12pt" style:font-size-asian="12pt" style:font-size-complex="12pt"/>
    </style:style>
    <style:style style:name="T71" style:parent-style-name="DefaultParagraphFont" style:family="text">
      <style:text-properties style:font-size-complex="12pt"/>
    </style:style>
    <style:style style:name="P72" style:parent-style-name="ListNumber" style:family="paragraph">
      <style:text-properties fo:font-size="12pt" style:font-size-asian="12pt" style:font-size-complex="12pt"/>
    </style:style>
    <style:style style:name="P73" style:parent-style-name="Normal" style:family="paragraph">
      <style:text-properties style:font-size-complex="12pt"/>
    </style:style>
    <style:style style:name="T74" style:parent-style-name="DefaultParagraphFont" style:family="text">
      <style:text-properties fo:font-style="normal" style:font-style-asian="normal" fo:font-size="12pt" style:font-size-asian="12pt" style:font-size-complex="12pt"/>
    </style:style>
    <style:style style:name="T75" style:parent-style-name="DefaultParagraphFont" style:family="text">
      <style:text-properties fo:font-size="12pt" style:font-size-asian="12pt" style:font-size-complex="12pt"/>
    </style:style>
    <style:style style:name="P76" style:parent-style-name="Normal" style:family="paragraph">
      <style:text-properties style:font-size-complex="12pt"/>
    </style:style>
    <style:style style:name="T77" style:parent-style-name="DefaultParagraphFont" style:family="text">
      <style:text-properties fo:font-style="normal" style:font-style-asian="normal"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tyle="normal" style:font-style-asian="normal" fo:font-size="12pt" style:font-size-asian="12pt" style:font-size-complex="12pt"/>
    </style:style>
    <style:style style:name="T80" style:parent-style-name="DefaultParagraphFont" style:family="text">
      <style:text-properties fo:font-size="12pt" style:font-size-asian="12pt" style:font-size-complex="12pt"/>
    </style:style>
    <style:style style:name="P81" style:parent-style-name="Normal" style:family="paragraph">
      <style:text-properties style:font-size-complex="12pt"/>
    </style:style>
    <style:style style:name="T82" style:parent-style-name="DefaultParagraphFont" style:family="text">
      <style:text-properties fo:font-style="normal" style:font-style-asian="normal"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tyle="normal" style:font-style-asian="normal"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9" style:parent-style-name="DefaultParagraphFont" style:family="text">
      <style:text-properties fo:font-size="12pt" style:font-size-asian="12pt" style:font-size-complex="12pt"/>
    </style:style>
    <style:style style:name="P90" style:parent-style-name="Normal" style:family="paragraph">
      <style:text-properties style:font-size-complex="12pt"/>
    </style:style>
    <style:style style:name="T91" style:parent-style-name="DefaultParagraphFont" style:family="text">
      <style:text-properties fo:font-style="normal" style:font-style-asian="normal" fo:font-size="12pt" style:font-size-asian="12pt" style:font-size-complex="12pt"/>
    </style:style>
    <style:style style:name="T92" style:parent-style-name="DefaultParagraphFont" style:family="text">
      <style:text-properties fo:font-size="12pt" style:font-size-asian="12pt" style:font-size-complex="12pt"/>
    </style:style>
    <style:style style:name="P93" style:parent-style-name="ListNumber" style:family="paragraph">
      <style:text-properties fo:font-size="12pt" style:font-size-asian="12pt" style:font-size-complex="12pt"/>
    </style:style>
    <style:style style:name="T94" style:parent-style-name="DefaultParagraphFont" style:family="text">
      <style:text-properties style:font-size-complex="12pt"/>
    </style:style>
    <style:style style:name="T95" style:parent-style-name="DefaultParagraphFont" style:family="text">
      <style:text-properties fo:font-style="italic" style:font-style-asian="italic" style:font-size-complex="12pt"/>
    </style:style>
    <style:style style:name="T96"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97" style:parent-style-name="DefaultParagraphFont" style:family="text">
      <style:text-properties fo:font-style="italic" style:font-style-asian="italic" style:font-size-complex="12pt"/>
    </style:style>
    <style:style style:name="T98"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99" style:parent-style-name="DefaultParagraphFont" style:family="text">
      <style:text-properties fo:font-style="italic" style:font-style-asian="italic" style:font-size-complex="12pt"/>
    </style:style>
    <style:style style:name="T100"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101" style:parent-style-name="DefaultParagraphFont" style:family="text">
      <style:text-properties fo:font-style="italic" style:font-style-asian="italic" style:font-size-complex="12pt"/>
    </style:style>
    <style:style style:name="T102"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103" style:parent-style-name="DefaultParagraphFont" style:family="text">
      <style:text-properties fo:font-style="italic" style:font-style-asian="italic" style:font-size-complex="12pt"/>
    </style:style>
    <style:style style:name="T104"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105" style:parent-style-name="DefaultParagraphFont" style:family="text">
      <style:text-properties fo:font-style="italic" style:font-style-asian="italic" style:font-size-complex="12pt"/>
    </style:style>
    <style:style style:name="T106" style:parent-style-name="DefaultParagraphFont" style:family="text">
      <style:text-properties fo:font-style="italic" style:font-style-asian="italic" style:font-size-complex="12pt" style:text-underline-type="single" style:text-underline-style="solid" style:text-underline-width="auto" style:text-underline-mode="continuous"/>
    </style:style>
    <style:style style:name="T107" style:parent-style-name="DefaultParagraphFont" style:family="text">
      <style:text-properties style:font-size-complex="12pt"/>
    </style:style>
    <style:style style:name="T108" style:parent-style-name="DefaultParagraphFont" style:family="text">
      <style:text-properties style:font-size-complex="12pt"/>
    </style:style>
    <style:style style:name="T109" style:parent-style-name="DefaultParagraphFont" style:family="text">
      <style:text-properties style:font-size-complex="12pt"/>
    </style:style>
    <style:style style:name="T110" style:parent-style-name="DefaultParagraphFont" style:family="text">
      <style:text-properties fo:font-style="italic" style:font-style-asian="italic" style:font-size-complex="12pt"/>
    </style:style>
    <style:style style:name="T111" style:parent-style-name="DefaultParagraphFont" style:family="text">
      <style:text-properties style:font-size-complex="12pt"/>
    </style:style>
    <style:style style:name="T112" style:parent-style-name="DefaultParagraphFont" style:family="text">
      <style:text-properties fo:font-style="italic" style:font-style-asian="italic" style:font-size-complex="12pt"/>
    </style:style>
    <style:style style:name="T113" style:parent-style-name="DefaultParagraphFont" style:family="text">
      <style:text-properties style:font-size-complex="12pt"/>
    </style:style>
    <style:style style:name="P114" style:parent-style-name="Normal" style:family="paragraph">
      <style:text-properties style:font-size-complex="12pt"/>
    </style:style>
    <style:style style:name="T115" style:parent-style-name="DefaultParagraphFont" style:family="text">
      <style:text-properties fo:font-style="normal" style:font-style-asian="normal"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tyle="normal" style:font-style-asian="normal" fo:font-size="12pt" style:font-size-asian="12pt" style:font-size-complex="12pt"/>
    </style:style>
    <style:style style:name="T118" style:parent-style-name="DefaultParagraphFont" style:family="text">
      <style:text-properties fo:font-size="12pt" style:font-size-asian="12pt" style:font-size-complex="12pt"/>
    </style:style>
    <style:style style:name="P119" style:parent-style-name="Normal" style:family="paragraph">
      <style:text-properties style:font-size-complex="12pt"/>
    </style:style>
    <style:style style:name="P120" style:parent-style-name="Normal" style:family="paragraph">
      <style:text-properties style:font-size-complex="12pt"/>
    </style:style>
    <style:style style:name="T121" style:parent-style-name="DefaultParagraphFont" style:family="text">
      <style:text-properties fo:font-style="normal" style:font-style-asian="normal"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tyle="normal" style:font-style-asian="normal" fo:font-size="12pt" style:font-size-asian="12pt" style:font-size-complex="12pt"/>
    </style:style>
    <style:style style:name="T124" style:parent-style-name="DefaultParagraphFont" style:family="text">
      <style:text-properties fo:font-size="12pt" style:font-size-asian="12pt" style:font-size-complex="12pt"/>
    </style:style>
    <style:style style:name="P125" style:parent-style-name="ListNumber" style:family="paragraph">
      <style:text-properties fo:font-size="12pt" style:font-size-asian="12pt" style:font-size-complex="12pt"/>
    </style:style>
    <style:style style:name="P126" style:parent-style-name="Normal" style:family="paragraph">
      <style:text-properties style:font-size-complex="12pt"/>
    </style:style>
    <style:style style:name="T127" style:parent-style-name="DefaultParagraphFont" style:family="text">
      <style:text-properties fo:font-style="normal" style:font-style-asian="normal"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32" style:parent-style-name="DefaultParagraphFont" style:family="text">
      <style:text-properties fo:font-size="12pt" style:font-size-asian="12pt" style:font-size-complex="12pt"/>
    </style:style>
    <style:style style:name="P133" style:parent-style-name="Normal" style:family="paragraph">
      <style:text-properties style:font-size-complex="12pt"/>
    </style:style>
    <style:style style:name="T134" style:parent-style-name="DefaultParagraphFont" style:family="text">
      <style:text-properties fo:font-style="normal" style:font-style-asian="normal" fo:font-size="12pt" style:font-size-asian="12pt" style:font-size-complex="12pt"/>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37" style:parent-style-name="DefaultParagraphFont" style:family="text">
      <style:text-properties fo:font-size="12pt" style:font-size-asian="12pt" style:font-size-complex="12pt"/>
    </style:style>
    <style:style style:name="P138" style:parent-style-name="Normal" style:family="paragraph">
      <style:text-properties style:font-size-complex="12pt"/>
    </style:style>
    <style:style style:name="T139" style:parent-style-name="DefaultParagraphFont" style:family="text">
      <style:text-properties fo:font-style="normal" style:font-style-asian="normal" fo:font-size="12pt" style:font-size-asian="12pt" style:font-size-complex="12p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fo:font-style="normal" style:font-style-asian="normal" fo:font-size="12pt" style:font-size-asian="12pt" style:font-size-complex="12pt"/>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52" style:parent-style-name="DefaultParagraphFont" style:family="text">
      <style:text-properties fo:font-size="12pt" style:font-size-asian="12pt" style:font-size-complex="12pt"/>
    </style:style>
    <style:style style:name="T153" style:parent-style-name="DefaultParagraphFont" style:family="text">
      <style:text-properties fo:font-style="normal" style:font-style-asian="normal" fo:font-size="12pt" style:font-size-asian="12pt" style:font-size-complex="12pt"/>
    </style:style>
    <style:style style:name="P154" style:parent-style-name="Normal" style:family="paragraph">
      <style:text-properties style:font-size-complex="12pt"/>
    </style:style>
    <style:style style:name="T155" style:parent-style-name="DefaultParagraphFont" style:family="text">
      <style:text-properties fo:font-style="normal" style:font-style-asian="normal" fo:font-size="12pt" style:font-size-asian="12pt" style:font-size-complex="12pt"/>
    </style:style>
    <style:style style:name="T156" style:parent-style-name="DefaultParagraphFont" style:family="text">
      <style:text-properties fo:font-size="12pt" style:font-size-asian="12pt" style:font-size-complex="12pt"/>
    </style:style>
    <style:style style:name="P157" style:parent-style-name="Normal" style:family="paragraph">
      <style:text-properties style:font-size-complex="12pt"/>
    </style:style>
    <style:style style:name="P158" style:parent-style-name="Normal" style:family="paragraph">
      <style:text-properties style:font-size-complex="12pt"/>
    </style:style>
    <style:style style:name="T159" style:parent-style-name="DefaultParagraphFont" style:family="text">
      <style:text-properties fo:font-style="normal" style:font-style-asian="normal" fo:font-size="12pt" style:font-size-asian="12pt" style:font-size-complex="12pt"/>
    </style:style>
    <style:style style:name="T160" style:parent-style-name="DefaultParagraphFont" style:family="text">
      <style:text-properties fo:font-size="12pt" style:font-size-asian="12pt" style:font-size-complex="12pt"/>
    </style:style>
    <style:style style:name="P161" style:parent-style-name="ListNumber" style:family="paragraph">
      <style:text-properties fo:font-size="12pt" style:font-size-asian="12pt" style:font-size-complex="12pt"/>
    </style:style>
    <style:style style:name="P162" style:parent-style-name="Normal" style:family="paragraph">
      <style:text-properties style:font-size-complex="12pt"/>
    </style:style>
    <style:style style:name="T163" style:parent-style-name="DefaultParagraphFont" style:family="text">
      <style:text-properties fo:font-style="normal" style:font-style-asian="normal" fo:font-size="12pt" style:font-size-asian="12pt" style:font-size-complex="12pt"/>
    </style:style>
    <style:style style:name="T164" style:parent-style-name="DefaultParagraphFont" style:family="text">
      <style:text-properties fo:font-size="12pt" style:font-size-asian="12pt" style:font-size-complex="12pt"/>
    </style:style>
    <style:style style:name="P165" style:parent-style-name="ListNumber" style:family="paragraph">
      <style:text-properties fo:font-size="12pt" style:font-size-asian="12pt" style:font-size-complex="12pt"/>
    </style:style>
    <style:style style:name="P166" style:parent-style-name="Normal" style:family="paragraph">
      <style:text-properties style:font-size-complex="12pt"/>
    </style:style>
    <style:style style:name="T167" style:parent-style-name="DefaultParagraphFont" style:family="text">
      <style:text-properties fo:font-style="normal" style:font-style-asian="normal" fo:font-size="12pt" style:font-size-asian="12pt" style:font-size-complex="12pt"/>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tyle="normal" style:font-style-asian="normal" fo:font-size="12pt" style:font-size-asian="12pt" style:font-size-complex="12pt"/>
    </style:style>
    <style:style style:name="T170" style:parent-style-name="DefaultParagraphFont" style:family="text">
      <style:text-properties fo:font-size="12pt" style:font-size-asian="12pt" style:font-size-complex="12pt"/>
    </style:style>
    <style:style style:name="P171" style:parent-style-name="ListNumber" style:family="paragraph">
      <style:text-properties fo:font-size="12pt" style:font-size-asian="12pt" style:font-size-complex="12pt"/>
    </style:style>
    <style:style style:name="P172" style:parent-style-name="Normal" style:family="paragraph">
      <style:text-properties style:font-size-complex="12pt"/>
    </style:style>
    <style:style style:name="T173" style:parent-style-name="DefaultParagraphFont" style:family="text">
      <style:text-properties fo:font-style="normal" style:font-style-asian="normal" fo:font-size="12pt" style:font-size-asian="12pt" style:font-size-complex="12pt"/>
    </style:style>
    <style:style style:name="T174" style:parent-style-name="DefaultParagraphFont" style:family="text">
      <style:text-properties fo:font-size="12pt" style:font-size-asian="12pt" style:font-size-complex="12pt"/>
    </style:style>
    <style:style style:name="P175" style:parent-style-name="Normal" style:family="paragraph">
      <style:text-properties style:font-size-complex="12pt"/>
    </style:style>
    <style:style style:name="P176" style:parent-style-name="Normal" style:family="paragraph">
      <style:text-properties style:font-size-complex="12pt"/>
    </style:style>
    <style:style style:name="T177" style:parent-style-name="DefaultParagraphFont" style:family="text">
      <style:text-properties fo:font-style="normal" style:font-style-asian="normal" fo:font-size="12pt" style:font-size-asian="12pt" style:font-size-complex="12pt"/>
    </style:style>
    <style:style style:name="T178" style:parent-style-name="DefaultParagraphFont" style:family="text">
      <style:text-properties fo:font-size="12pt" style:font-size-asian="12pt" style:font-size-complex="12pt"/>
    </style:style>
  </office:automatic-styles>
  <office:body>
    <office:text text:use-soft-page-breaks="true">
      <text:h text:style-name="P1" text:outline-level="1"><text:span text:style-name="T2">Joash</text:span></text:h>
      <text:h text:style-name="P3" text:outline-level="1">The Child in the Temple</text:h>
      <text:p text:style-name="MessageHeader">II Kings 11:1-12</text:p>
      <text:p text:style-name="P4">The life of<text:s/><text:span text:style-name="T5">Joash</text:span><text:s/>is a type of the Man-Child company –<text:s/><text:s/>The Overcomer (the Bride of Christ). <text:s/>The age-long battle between godly and satanic forces has a thrilling history which began with God’s first promise of a royal seed. <text:s/>The fulfillment of this promise, through the redeeming grace of Christ, makes it possible for the believer to become a partaker of the Divine Nature.</text:p>
      <text:h text:style-name="Heading2" text:outline-level="2"><text:span text:style-name="T6">II Pet. 1: 4</text:span><text:span text:style-name="T7"><text:s text:c="2"/>“Whereby are given unto us exceeding great and precious promises: that by these ye might be partakers of the Divine Nature…”</text:span></text:h>
      <text:p text:style-name="Normal"><text:span text:style-name="T8">Like the devil, Athaliah attacked and tried to, “...</text:span><text:span text:style-name="T9">destroy</text:span><text:span text:style-name="T10"><text:s/></text:span><text:span text:style-name="T11">all</text:span><text:span text:style-name="T12"><text:s/></text:span><text:span text:style-name="T13">the</text:span><text:span text:style-name="T14"><text:s/></text:span><text:span text:style-name="T15">Seed</text:span><text:span text:style-name="T16"><text:s/></text:span><text:span text:style-name="T17">Royal</text:span><text:span text:style-name="T18">.</text:span><text:span text:style-name="T19">”</text:span></text:p>
      <text:h text:style-name="Heading2" text:outline-level="2"><text:span text:style-name="T20">II Kings 11: 1–3</text:span><text:span text:style-name="T21"><text:s text:c="2"/>“And when Athaliah the mother of Ahaziah saw that her son was dead, she arose and destroyed all the seed royal. <text:s/>But Jehosheba, the daughter of king Joram, sister of Ahaziah, took Joash the son of Ahaziah, and stole him from among the king's sons which were slain; and they hid him,<text:s/></text:span><text:span text:style-name="T22">even</text:span><text:span text:style-name="T23"><text:s/></text:span><text:span text:style-name="T24">him</text:span><text:span text:style-name="T25"><text:s/></text:span><text:span text:style-name="T26">and</text:span><text:span text:style-name="T27"><text:s/></text:span><text:span text:style-name="T28">his</text:span><text:span text:style-name="T29"><text:s/></text:span><text:span text:style-name="T30">nurse</text:span><text:span text:style-name="T31">, in the bedchamber from Athaliah, so that he was not slain. <text:s/>And he was with her<text:s/></text:span><text:span text:style-name="T32">hid</text:span><text:span text:style-name="T33"><text:s/></text:span><text:span text:style-name="T34">in</text:span><text:span text:style-name="T35"><text:s/></text:span><text:span text:style-name="T36">the</text:span><text:span text:style-name="T37"><text:s/></text:span><text:span text:style-name="T38">house</text:span><text:span text:style-name="T39"><text:s/></text:span><text:span text:style-name="T40">of</text:span><text:span text:style-name="T41"><text:s/></text:span><text:span text:style-name="T42">the</text:span><text:span text:style-name="T43"><text:s/></text:span><text:span text:style-name="T44">LORD</text:span><text:span text:style-name="T45"><text:s/>six years. And Athaliah did reign over the land.”</text:span></text:h>
      <text:list text:style-name="LFO1">
        <text:list-item text:start-value="1">
          <text:p text:style-name="P46">Joash Selected</text:p>
        </text:list-item>
      </text:list>
      <text:h text:style-name="P47" text:outline-level="2">“…From among the kings sons…”</text:h>
      <text:p text:style-name="Normal"><text:span text:style-name="T48">Only God could have made this selection. <text:s/>He was of the “</text:span><text:span text:style-name="T49">Seed Royal</text:span><text:span text:style-name="T50">” like the believer. <text:s/>The believers have the “Royal Seed” within. <text:s/>They have been born of God into the Divine Family.</text:span></text:p>
      <text:list text:style-name="LFO1" text:continue-numbering="true">
        <text:list-item>
          <text:list>
            <text:list-item>
              <text:p text:style-name="P51">The Selection was the Result of a Death</text:p>
            </text:list-item>
          </text:list>
        </text:list-item>
      </text:list>
      <text:p text:style-name="P52">Ahaziah the King died. <text:s/>Ahaziah is a type of Christ the King that died to make it possible for the “Seed Royal” to be chosen. <text:s/>Christ died to make it possible for those born of God to be part of the Overcomers; chosen (selected) to reign and rule with Him on His Throne.</text:p>
      <text:h text:style-name="Heading2" text:outline-level="2"><text:span text:style-name="T53">Rev. 3: 21</text:span><text:span text:style-name="T54"><text:s text:c="2"/>“To him that overcometh will I grant to sit with Me in My Throne, even as I also overcame, and am set down with My Father in His Throne.”</text:span></text:h>
      <text:p text:style-name="P55">As long as Christ (as with Ahaziah) was alive there was no opportunity for a selection.</text:p>
      <text:list text:style-name="LFO1" text:continue-numbering="true">
        <text:list-item>
          <text:list>
            <text:list-item>
              <text:p text:style-name="P56">There was Opposition to the Selection</text:p>
            </text:list-item>
          </text:list>
        </text:list-item>
      </text:list>
      <text:p text:style-name="P57">As soon as Athaliah saw that her son Ahaziah was dead, she arose and destroyed all the seed royal.</text:p>
      <text:p text:style-name="Normal"><text:span text:style-name="T58">It has always been satan’s desire to destroy all the “</text:span><text:span text:style-name="T59">Seed Royal</text:span><text:span text:style-name="T60">.” <text:s/>This is a spiritual battle, a spiritual war, that we are in<text:s/></text:span><text:span text:style-name="T61">for</text:span><text:span text:style-name="T62"><text:s/></text:span><text:span text:style-name="T63">life</text:span><text:span text:style-name="T64">.</text:span></text:p>
      <text:h text:style-name="Heading2" text:outline-level="2"><text:span text:style-name="T65">II Cor. 10: 3–6<text:s/></text:span><text:span text:style-name="T66"><text:s/>“For though we walk in the flesh, we do not war after the flesh: <text:s/>(For the weapons of our warfare are not carnal, but mighty through God to the<text:s/></text:span><text:soft-page-break/><text:span text:style-name="T67">pulling down of strong holds;) <text:s/>Casting down imaginations, and every high thing that exalteth itself against the knowledge of God, and bringing into captivity every thought to the obedience of Christ; <text:s/>And having in a readiness to revenge all disobedience, when your obedience is fulfilled.”</text:span></text:h>
      <text:h text:style-name="Heading2" text:outline-level="2"><text:span text:style-name="T68">Eph. 6: 12</text:span><text:span text:style-name="T69"><text:s text:c="2"/>“For we wrestle not against flesh and blood, but against principalities, against powers, against the rulers of the darkness of this world, against spiritual wickedness in high places.”</text:span></text:h>
      <text:list text:style-name="LFO1" text:continue-numbering="true">
        <text:list-item>
          <text:p text:style-name="P70">Joash in Training</text:p>
        </text:list-item>
      </text:list>
      <text:p text:style-name="Normal"><text:span text:style-name="T71">Jehosheba, the daughter of King Joram and sister of Ahaziah, took Joash, the son of Ahaziah, and hid him with his nurse in the house of the Lord six years.</text:span></text:p>
      <text:list text:style-name="LFO1" text:continue-numbering="true">
        <text:list-item>
          <text:list>
            <text:list-item>
              <text:p text:style-name="P72">The Time of His Training</text:p>
            </text:list-item>
          </text:list>
        </text:list-item>
      </text:list>
      <text:p text:style-name="P73">The time of his training was during the reign of evil. <text:s/></text:p>
      <text:h text:style-name="Heading2" text:outline-level="2"><text:span text:style-name="T74">II Kings 11: 3</text:span><text:span text:style-name="T75"><text:s text:c="2"/>“…Athaliah did reign over the land.”<text:s/></text:span></text:h>
      <text:p text:style-name="P76">This was the only woman that ever reigned over Judah. <text:s/>She reigned all six years during the time that Joash was in the temple being trained. <text:s/>Six is <text:s/>the number of man. <text:s/>The Bible calls Athaliah a wicked woman.</text:p>
      <text:h text:style-name="Heading2" text:outline-level="2"><text:span text:style-name="T77">II Chron. 24: 7</text:span><text:span text:style-name="T78"><text:s text:c="2"/>“For the sons of Athaliah, that wicked woman…<text:s/></text:span><text:span text:style-name="T79">(Her sons, her offsprings)</text:span><text:span text:style-name="T80"><text:s/>had broken up the house of God; and also all the dedicated things of the house of the Lord did they bestow upon Baalim.”</text:span></text:h>
      <text:p text:style-name="P81">We are living in a time when evil is reigning in the land.</text:p>
      <text:h text:style-name="Heading2" text:outline-level="2"><text:span text:style-name="T82">Rev. 2: 20<text:s/></text:span><text:span text:style-name="T83"><text:s/>“Thou sufferest that woman Jezebel,<text:s/></text:span><text:span text:style-name="T84">(the spirit of Jezebel)</text:span><text:span text:style-name="T85"><text:s/>which calleth herself a prophetess to teach, and to seduce<text:s/></text:span><text:span text:style-name="T86">My</text:span><text:span text:style-name="T87"><text:s/></text:span><text:span text:style-name="T88">servants</text:span><text:span text:style-name="T89"><text:s/>to commit fornication and to eat things sacrificed unto idols.”</text:span></text:h>
      <text:p text:style-name="P90">Inspired by demons, false prophets are seducing His servants by teaching false doctrines.</text:p>
      <text:h text:style-name="Heading2" text:outline-level="2"><text:span text:style-name="T91">I Tim. 4:1<text:s/></text:span><text:span text:style-name="T92"><text:s/>“The Spirit speaketh expressly, that in the latter times some shall depart from the faith, giving heed to seducing spirits and doctrines of devils.”</text:span></text:h>
      <text:list text:style-name="LFO1" text:continue-numbering="true">
        <text:list-item>
          <text:list>
            <text:list-item>
              <text:p text:style-name="P93">The Place of His Training</text:p>
            </text:list-item>
          </text:list>
        </text:list-item>
      </text:list>
      <text:p text:style-name="Normal"><text:span text:style-name="T94">Joash was “</text:span><text:span text:style-name="T95">…</text:span><text:span text:style-name="T96">hid in</text:span><text:span text:style-name="T97"><text:s/></text:span><text:span text:style-name="T98">the</text:span><text:span text:style-name="T99"><text:s/></text:span><text:span text:style-name="T100">House</text:span><text:span text:style-name="T101"><text:s/></text:span><text:span text:style-name="T102">of</text:span><text:span text:style-name="T103"><text:s/></text:span><text:span text:style-name="T104">the</text:span><text:span text:style-name="T105"><text:s/></text:span><text:span text:style-name="T106">Lord…</text:span><text:span text:style-name="T107">” with his nurse for six years. <text:s/>(II Kings 11: 2, 3)</text:span></text:p>
      <text:p text:style-name="Normal"><text:span text:style-name="T108">The House of the Lord is a type of the Church where the “Overcomer” (the Man-Child) is being trained.</text:span><text:span text:style-name="T109"><text:s text:c="132"/></text:span><text:span text:style-name="T110">Rev. 12: 2</text:span><text:span text:style-name="T111"><text:s text:c="2"/>“And she<text:s/></text:span><text:span text:style-name="T112">(the Woman – the Church)</text:span><text:span text:style-name="T113"><text:s/>being with child cried, travailing in birth, and pained to be delivered.”</text:span></text:p>
      <text:p text:style-name="P114">During the days of his training, Joash was hid in the Lord’s House unseen and unknown. <text:s/>So also the “Man-Child” is hid in the Church during the time of his training and development until the time of his revealing.</text:p>
      <text:h text:style-name="Heading2" text:outline-level="2"><text:span text:style-name="T115">Rom. 8: 19</text:span><text:span text:style-name="T116"><text:s text:c="2"/>“For the earnest expectation of the creature waiteth for the manifestation<text:s/></text:span><text:span text:style-name="T117">(revealing)</text:span><text:span text:style-name="T118"><text:s/>of the sons of God.”</text:span></text:h>
      <text:p text:style-name="P119">“Huios” – Fully developed sons – mature – grown up – full grown</text:p>
      <text:p text:style-name="P120">Believers get into the Royal Family by birth. <text:s/>Believers get into the Church (the Body of Christ) by baptism. <text:s/>Believers get into the Bride of Christ (the Man-Child) by maturity, growing up, Overcoming. <text:s/></text:p>
      <text:h text:style-name="Heading2" text:outline-level="2"><text:span text:style-name="T121">Rev. 3: 21</text:span><text:span text:style-name="T122"><text:s text:c="2"/>“To him that overcometh will I grant to sit with Me in My Throne, even as I also overcame, and am set down with My Father in His Throne.”</text:span></text:h>
      <text:h text:style-name="Heading2" text:outline-level="2"><text:span text:style-name="T123">Rev. 12: 5</text:span><text:span text:style-name="T124"><text:s text:c="2"/>“And she brought forth a man child, who was to rule all nations with a rod of iron: and her child was caught up unto God, and to His Throne.”</text:span></text:h>
      <text:list text:style-name="LFO1" text:continue-numbering="true">
        <text:list-item>
          <text:list>
            <text:list-item>
              <text:p text:style-name="P125">The Agent of His Training</text:p>
            </text:list-item>
          </text:list>
        </text:list-item>
      </text:list>
      <text:p text:style-name="P126">Joash was trained by his nurse in the House of the Lord. <text:s/>The nurse is a type of the Holy Ghost who is nursing the child unto full growth.</text:p>
      <text:h text:style-name="Heading2" text:outline-level="2"><text:span text:style-name="T127">Gal. 4: 1, 2</text:span><text:span text:style-name="T128"><text:s text:c="2"/>“The heir, as long as he is a child, differeth nothing from a servant, though he be lord of all; but is under<text:s/></text:span><text:span text:style-name="T129">tutors</text:span><text:span text:style-name="T130"><text:s/>and<text:s/></text:span><text:span text:style-name="T131">governors</text:span><text:span text:style-name="T132"><text:s/>until the time appointed of the father.”</text:span></text:h>
      <text:p text:style-name="P133">The Holy Ghost is nursing the “Man-Child” to full maturity by the revelation of the Word of God.</text:p>
      <text:h text:style-name="Heading2" text:outline-level="2"><text:span text:style-name="T134">I Cor. 2: 9, 10</text:span><text:span text:style-name="T135"><text:s text:c="2"/>“Eye hath not seen, nor ear heard, neither entered into the heart of man the things that God has prepared for them that love Him. <text:s/>But God hath revealed them unto us by His Spirit: for the Spirit searcheth<text:s/></text:span><text:span text:style-name="T136">all</text:span><text:span text:style-name="T137"><text:s/>things, yea, the deep things of God.”</text:span></text:h>
      <text:p text:style-name="P138">Jesus said:</text:p>
      <text:h text:style-name="Heading2" text:outline-level="2"><text:span text:style-name="T139">Jn. 16: 13–15</text:span><text:span text:style-name="T140"><text:s text:c="2"/>“…When He the Spirit of truth, is come, He will guide you into all truth: for He shall not speak of Himself; but whatsoever He shall hear, that shall He speak: and He will shew you things to come. <text:s/>He shall glorify Me: for He shall receive of Mine, and shall shew it unto you… therefore said I, that He shall take of Mine, and shew it unto you.”</text:span></text:h>
      <text:h text:style-name="Heading2" text:outline-level="2"><text:span text:style-name="T141">Rev. 2: 17</text:span><text:span text:style-name="T142"><text:s text:c="2"/>“…</text:span><text:span text:style-name="T143">Eat</text:span><text:span text:style-name="T144"><text:s/></text:span><text:span text:style-name="T145">of</text:span><text:span text:style-name="T146"><text:s/></text:span><text:span text:style-name="T147">the</text:span><text:span text:style-name="T148"><text:s/></text:span><text:span text:style-name="T149">hidden</text:span><text:span text:style-name="T150"><text:s/></text:span><text:span text:style-name="T151">manna</text:span><text:span text:style-name="T152">…” <text:s/></text:span><text:span text:style-name="T153">(concealed – secret)</text:span></text:h>
      <text:p text:style-name="P154">Jehoash (Joash) received instruction from Johoiada the priest.</text:p>
      <text:h text:style-name="Heading2" text:outline-level="2"><text:span text:style-name="T155">II Kings 12: 2</text:span><text:span text:style-name="T156"><text:s text:c="2"/>“And Johoash did that which was right in the sight of the Lord all his days wherein Johoiada the priest instructed him.”</text:span></text:h>
      <text:p text:style-name="P157">Johoiada (a type of the Ministry) is instructing and teaching the believer to be an Overcomer.</text:p>
      <text:p text:style-name="P158">The Overcomer is being tutored for the throne. <text:s/>Kings sons act differently than others because of their training. <text:s/>They talk differently – they walk differently – they dress differently – they are different. <text:s/>They are being prepared for the throne.</text:p>
      <text:h text:style-name="Heading2" text:outline-level="2"><text:span text:style-name="T159">Eph. 4: 11–16</text:span><text:span text:style-name="T160"><text:s text:c="2"/>“And He gave some, apostles; and some, prophets; and some, evangelists; and some, pastors and teachers; <text:s/>For the perfecting of the saints, for the work of the ministry, for the edifying of the body of Christ: <text:s/>Till we all come in the unity of the faith, and of the knowledge of the Son of God, unto a perfect man, unto the measure of the stature of the fulness of Christ: <text:s/>That we henceforth be no more children, tossed to and fro, and carried about with every wind of doctrine, by the sleight of men, and cunning craftiness, whereby they lie in wait to deceive; <text:s/>But speaking the truth in love, may grow up into Him in all things, which is the head, even Christ: <text:s/>From whom the whole body fitly joined together and compacted by that which every joint supplieth, according to the effectual working in the measure of every part, maketh increase of the body unto the edifying of itself in love.”</text:span></text:h>
      <text:list text:style-name="LFO1" text:continue-numbering="true">
        <text:list-item>
          <text:p text:style-name="P161">Joash On The Throne</text:p>
        </text:list-item>
      </text:list>
      <text:p text:style-name="P162">Joash was seven years old when he went to the throne. <text:s/>The number seven speaks of completion, perfection.</text:p>
      <text:h text:style-name="Heading2" text:outline-level="2"><text:span text:style-name="T163">II Kings 11: 21<text:s/></text:span><text:span text:style-name="T164"><text:s/>“Seven years old was Jehoash when he began to reign.”</text:span></text:h>
      <text:list text:style-name="LFO1" text:continue-numbering="true">
        <text:list-item>
          <text:list>
            <text:list-item>
              <text:p text:style-name="P165">The Training was Complete</text:p>
            </text:list-item>
          </text:list>
        </text:list-item>
      </text:list>
      <text:p text:style-name="P166">Before Joash went to the throne and began to reign, his training was complete. <text:s/>He was seven years old when he began to reign. <text:s/>Seven is a complete number. <text:s/>Joash had six intense years of careful tutoring and training in preparation for the throne. <text:s/>So likewise, the “Man-Child” will have intense training.</text:p>
      <text:h text:style-name="Heading2" text:outline-level="2"><text:span text:style-name="T167">Rev. 12: 5</text:span><text:span text:style-name="T168"><text:s text:c="2"/>“And she brought forth a man child<text:s/></text:span><text:span text:style-name="T169">(Huios – mature)</text:span><text:span text:style-name="T170">, who was to rule all nations with a rod of iron: and her child was caught up unto God, and to His throne.”</text:span></text:h>
      <text:list text:style-name="LFO1" text:continue-numbering="true">
        <text:list-item>
          <text:list>
            <text:list-item>
              <text:p text:style-name="P171">The Throne was Gained Amidst Conflict</text:p>
            </text:list-item>
          </text:list>
        </text:list-item>
      </text:list>
      <text:p text:style-name="P172">The child went from the temple to the throne in the midst of conflict. <text:s/></text:p>
      <text:h text:style-name="Heading2" text:outline-level="2"><text:span text:style-name="T173">II Kings 11: 12–15 <text:s/></text:span><text:span text:style-name="T174">“And he brought forth the king's son, and put the crown upon him, and gave him the testimony; and they made him king, and anointed him; and they clapped their hands, and said, God save the king. <text:s/>And when Athaliah heard the noise of the guard and of the people, she came to the people into the temple of the LORD. <text:s/>And when she looked, behold, the king stood by a pillar, as the manner was, and the princes and the trumpeters by the king, and all the people of the land rejoiced, and blew with trumpets: and Athaliah rent her clothes, and cried, Treason, Treason. <text:s/>But Jehoiada the priest commanded the captains of the hundreds, the officers of the host, and said unto them, Have her forth without the ranges: and him that followeth her kill with the sword. For the priest had said, Let her not be slain in the house of the LORD.”</text:span></text:h>
      <text:p text:style-name="P175">All this took place under armed guard. <text:s/>The guards stood round about the king, each having his weapon in his hand.</text:p>
      <text:p text:style-name="P176">When the “Man-Child” goes to the throne, it will also be with conflict.</text:p>
      <text:h text:style-name="Heading2" text:outline-level="2"><text:span text:style-name="T177">Rev. 12: 7–9</text:span><text:span text:style-name="T178"><text:s text:c="2"/>“And there was war in heaven: Michael and his angels fought against the dragon; and the dragon fought and his angels, <text:s/>And prevailed not; neither was their place found any more in heaven. <text:s/>And the great dragon was cast out, that old serpent, called the devil, and satan, which deceiveth the whole world: he was cast out into the earth, and his angels were cast out with him.”</text:span></text:h>
      <text:p text:style-name="Normal">The dragon will contend with the “Man-Child” to keep the child from going to the throne. <text:s/>Michael and his angels will aid the “Man-Child” in the defeating dragon. <text:s/>The “Man-Child” will be positioned on Christ’s Throne, reigning and ruling with Hi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properties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style:font-name="Arial" style:font-name-asian="Times New Roman" fo:font-size="12pt" style:font-size-asian="12pt" fo:hyphenate="false"/>
    </style:style>
    <style:style style:name="DefaultParagraphFont" style:display-name="Default Paragraph Font" style:family="text"/>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Heading1Char" style:display-name="Heading 1 Char" style:family="text" style:parent-style-name="DefaultParagraphFont">
      <style:text-properties style:font-name="Arial" style:font-name-asian="Times New Roman" style:font-name-complex="Times New Roman" fo:font-size="18pt" style:font-size-asian="18pt" style:font-size-complex="10pt"/>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fo:font-style="italic" style:font-style-asian="italic" style:font-style-complex="italic" fo:font-size="14pt" style:font-size-asian="14pt" style:font-size-complex="14pt"/>
    </style:style>
    <style:style style:name="MessageHeader" style:display-name="Message Header" style:family="paragraph" style:parent-style-name="Normal" style:next-style-name="ListNumber">
      <style:paragraph-properties fo:text-align="center" fo:margin-bottom="0.0833in" fo:margin-left="0.75in" fo:text-indent="-0.75in">
        <style:tab-stops/>
      </style:paragraph-properties>
      <style:text-properties style:font-name="Times New Roman" fo:font-style="italic" style:font-style-asian="italic" fo:hyphenate="false"/>
    </style:style>
    <style:style style:name="MessageHeaderChar" style:display-name="Message Header Char" style:family="text" style:parent-style-name="DefaultParagraphFont">
      <style:text-properties style:font-name="Times New Roman" style:font-name-asian="Times New Roman" style:font-name-complex="Times New Roman" fo:font-style="italic" style:font-style-asian="italic" fo:font-size="12pt" style:font-size-asian="12pt" style:font-size-complex="10pt"/>
    </style:style>
    <style:style style:name="ListNumber" style:display-name="List Number" style:family="paragraph" style:parent-style-name="Normal" style:next-style-name="Normal" style:list-style-name="LFO1">
      <style:paragraph-properties fo:margin-top="0.1666in" fo:margin-bottom="0.0833in"/>
      <style:text-properties style:font-name="Times New Roman" fo:font-weight="bold" style:font-weight-asian="bold" fo:font-size="14pt" style:font-size-asian="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Times New Roman" fo:font-weight="bold" style:font-weight-asian="bold" fo:font-style="normal" style:font-style-asian="normal" fo:letter-spacing="0.0138in" fo:font-size="14pt" style:font-size-asian="14pt"/>
    </style:style>
    <text:list-style style:name="LFO1">
      <text:list-level-style-number text:level="1" text:style-name="WW_CharLFO1LVL1" style:num-suffix="." style:num-format="I">
        <style:list-level-properties text:space-before="0in" text:min-label-width="0.25in"/>
      </text:list-level-style-number>
      <text:list-level-style-number text:level="2" style:num-suffix="." style:num-format="1">
        <style:list-level-properties text:space-before="0.25in" text:min-label-width="0.5in"/>
      </text:list-level-style-number>
      <text:list-level-style-number text:level="3" style:num-suffix=")" style:num-format="1">
        <style:list-level-properties text:space-before="0.5in" text:min-label-width="0.5in"/>
      </text:list-level-style-number>
      <text:list-level-style-number text:level="4" style:num-prefix="(" style:num-suffix=")" style:num-format="1">
        <style:list-level-properties text:space-before="0.75in" text:min-label-width="0.5in"/>
      </text:list-level-style-number>
      <text:list-level-style-number text:level="5" style:num-suffix=")" style:num-format="a" style:num-letter-sync="true">
        <style:list-level-properties text:space-before="1in" text:min-label-width="0.5in"/>
      </text:list-level-style-number>
      <text:list-level-style-number text:level="6" style:num-prefix="(" style:num-suffix=")" style:num-format="i">
        <style:list-level-properties text:space-before="1.25in" text:min-label-width="0.5in"/>
      </text:list-level-style-number>
      <text:list-level-style-number text:level="7" style:num-prefix="(" style:num-suffix=")" style:num-format="a" style:num-letter-sync="true">
        <style:list-level-properties text:space-before="1.5in" text:min-label-width="0.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phen G. Reynolds, Sr.</meta:initial-creator>
    <dc:creator>Stephen G. Reynolds, Sr.</dc:creator>
    <meta:creation-date>2010-08-02T10:36:00Z</meta:creation-date>
    <dc:date>2010-08-02T10:40:00Z</dc:date>
    <meta:template xlink:href="Normal" xlink:type="simple"/>
    <meta:editing-cycles>3</meta:editing-cycles>
    <meta:editing-duration>PT360S</meta:editing-duration>
    <meta:document-statistic meta:page-count="5" meta:paragraph-count="21" meta:word-count="1574" meta:character-count="10529" meta:row-count="74" meta:non-whitespace-character-count="8976"/>
  </office:meta>
</office:document-meta>
</file>